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200000140A8B8B14BE6E6A6AC.png" manifest:media-type="image/png"/>
  <manifest:file-entry manifest:full-path="Pictures/10000201000003B6000000782A6847EB3779EE6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2" svg:font-family="Symbol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Arial2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fo:min-height="2.973cm"/>
      <style:paragraph-properties style:writing-mode="lr-tb"/>
    </style:style>
    <style:style style:name="pr5" style:family="presentation" style:parent-style-name="Default-outline1">
      <style:graphic-properties fo:min-height="14.9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3B 2021</presentation:footer-decl>
      <presentation:date-time-decl presentation:name="dtd1" presentation:source="fixed">Mar 12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1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U01 </text:p>
              </text:list-item>
              <text:list-item>
                <text:p><text:span text:style-name="T1">Clase</text:span><text:tab/><text:tab/><text:tab/>Consultas U01 </text:p>
              </text:list-item>
              <text:list-item>
                <text:p><text:span text:style-name="T1">Fecha</text:span><text:tab/><text:tab/>07 Abr 2021</text:p>
              </text:list-item>
              <text:list-item>
                <text:p><text:span text:style-name="T1">Cont</text:span><text:span text:style-name="T1"><text:tab/></text:span><text:tab/><text:tab/>Guía 01</text:p>
              </text:list-item>
              <text:list-item>
                <text:p><text:span text:style-name="T1">Cátedra</text:span><text:span text:style-name="T1"><text:tab/></text:span><text:span text:style-name="T1"><text:tab/></text:span>Asorey - Calderón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s://gitlab.com/asoreyh/unrn-f3b" xlink:type="simple">https://gitlab.com/asoreyh/unrn-f3b</text:a>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placeholder="true">
          <draw:text-box/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2" svg:font-family="Symbol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Arial2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1</text:page-number></text:span><text:span text:style-name="MT3">/</text:span><text:span text:style-name="MT3"><text:page-count>2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11H33M24S</meta:editing-duration>
    <meta:editing-cycles>117</meta:editing-cycles>
    <dc:date>2021-04-08T10:42:01.243288969</dc:date>
    <meta:generator>LibreOffice/7.0.3.1$Linux_X86_64 LibreOffice_project/00$Build-1</meta:generator>
    <meta:document-statistic meta:object-count="31"/>
  </office:meta>
</office:document-meta>
</file>